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d2e61eb"/>
    </style:style>
    <style:style style:name="P60" style:family="paragraph" style:parent-style-name="Standard">
      <style:text-properties officeooo:paragraph-rsid="0d804757"/>
    </style:style>
    <style:style style:name="P61" style:family="paragraph" style:parent-style-name="Standard">
      <style:text-properties officeooo:paragraph-rsid="0da26ad3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paragraph-rsid="0daef67d"/>
    </style:style>
    <style:style style:name="P65" style:family="paragraph" style:parent-style-name="Standard">
      <style:text-properties officeooo:paragraph-rsid="0db0d4d1"/>
    </style:style>
    <style:style style:name="P66" style:family="paragraph" style:parent-style-name="Standard">
      <style:text-properties officeooo:paragraph-rsid="0db40abc"/>
    </style:style>
    <style:style style:name="P67" style:family="paragraph" style:parent-style-name="Standard">
      <style:text-properties officeooo:paragraph-rsid="0dbf3336"/>
    </style:style>
    <style:style style:name="P68" style:family="paragraph" style:parent-style-name="Standard">
      <style:text-properties officeooo:paragraph-rsid="0dce9327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ddfbc49"/>
    </style:style>
    <style:style style:name="P71" style:family="paragraph" style:parent-style-name="Standard">
      <style:text-properties officeooo:paragraph-rsid="0deb3f7d"/>
    </style:style>
    <style:style style:name="P72" style:family="paragraph" style:parent-style-name="Footnote">
      <style:text-properties officeooo:paragraph-rsid="04473353"/>
    </style:style>
    <style:style style:name="P73" style:family="paragraph" style:parent-style-name="Footnote">
      <style:text-properties officeooo:paragraph-rsid="0cf7e116"/>
    </style:style>
    <style:style style:name="P74" style:family="paragraph" style:parent-style-name="Footnote">
      <style:text-properties officeooo:rsid="043ccc66" officeooo:paragraph-rsid="0dca2508"/>
    </style:style>
    <style:style style:name="P75" style:family="paragraph" style:parent-style-name="Footnote">
      <style:text-properties officeooo:rsid="043ccc66" officeooo:paragraph-rsid="0e5afad8"/>
    </style:style>
    <style:style style:name="P76" style:family="paragraph" style:parent-style-name="Standard">
      <style:text-properties officeooo:paragraph-rsid="0e0f3ce4"/>
    </style:style>
    <style:style style:name="P77" style:family="paragraph" style:parent-style-name="Standard">
      <style:text-properties officeooo:paragraph-rsid="0e153b91"/>
    </style:style>
    <style:style style:name="P78" style:family="paragraph" style:parent-style-name="Standard">
      <style:text-properties officeooo:paragraph-rsid="0e26e14b"/>
    </style:style>
    <style:style style:name="P79" style:family="paragraph" style:parent-style-name="Standard">
      <style:text-properties officeooo:paragraph-rsid="0e5c6890"/>
    </style:style>
    <style:style style:name="P80" style:family="paragraph" style:parent-style-name="Footnote">
      <style:text-properties officeooo:paragraph-rsid="0e72255e"/>
    </style:style>
    <style:style style:name="P81" style:family="paragraph" style:parent-style-name="Standard">
      <style:text-properties officeooo:paragraph-rsid="0e7e5c87"/>
    </style:style>
    <style:style style:name="P82" style:family="paragraph" style:parent-style-name="Footnote">
      <style:text-properties officeooo:paragraph-rsid="0e81bf91"/>
    </style:style>
    <style:style style:name="P83" style:family="paragraph" style:parent-style-name="Footnote">
      <style:text-properties officeooo:paragraph-rsid="0e83c34e"/>
    </style:style>
    <style:style style:name="P84" style:family="paragraph" style:parent-style-name="Standard">
      <style:text-properties officeooo:paragraph-rsid="0e8858a9"/>
    </style:style>
    <style:style style:name="P85" style:family="paragraph" style:parent-style-name="Footnote">
      <style:text-properties officeooo:paragraph-rsid="0e9381e6"/>
    </style:style>
    <style:style style:name="P86" style:family="paragraph" style:parent-style-name="Footnote">
      <style:text-properties officeooo:paragraph-rsid="0e955231"/>
    </style:style>
    <style:style style:name="P87" style:family="paragraph" style:parent-style-name="Footnote">
      <style:text-properties officeooo:rsid="043ccc66" officeooo:paragraph-rsid="0e9fd619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officeooo:rsid="02f99a6c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9e1dea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9c0e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e90da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fd619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fd619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e9fd619" fo:background-color="transparent" loext:char-shading-value="0" style:font-name-asian="DejaVu Sans Mono" style:font-size-asian="8pt" style:language-asian="nl" style:country-asian="NL" style:font-style-asian="normal" style:font-weight-asian="normal" style:font-name-complex="DejaVu Sans Mono" style:font-size-complex="8pt" style:language-complex="nl" style:country-complex="NL" style:font-style-complex="normal" style:font-weight-complex="normal" loext:padding="0.049cm" loext:border="0.31pt solid #000000"/>
    </style:style>
    <style:style style:name="T228" style:family="text">
      <style:text-properties fo:color="#000000" loext:opacity="100%" style:text-line-through-style="none" style:text-line-through-type="none" style:text-underline-style="none"/>
    </style:style>
    <style:style style:name="T229" style:family="text">
      <style:text-properties fo:color="#000000" loext:opacity="100%" style:text-line-through-style="none" style:text-line-through-type="none" style:text-underline-style="none" officeooo:rsid="0aabd8f8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3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38" style:family="text">
      <style:text-properties fo:color="#000000" loext:opacity="100%" style:text-line-through-style="none" style:text-line-through-type="none" style:font-name="Ubuntu3" fo:font-size="10pt" fo:language="nl" fo:country="NL" fo:font-style="normal" style:text-underline-style="none" fo:font-weight="normal" officeooo:rsid="0b8e0034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1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officeooo:rsid="004804ae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4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1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1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1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1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2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officeooo:rsid="047da547"/>
    </style:style>
    <style:style style:name="T32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3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8" style:family="text">
      <style:text-properties style:use-window-font-color="true" loext:opacity="0%" style:font-name="Liberation Sans" fo:font-size="12pt" style:font-size-asian="12pt" style:font-size-complex="12pt"/>
    </style:style>
    <style:style style:name="T349" style:family="text">
      <style:text-properties officeooo:rsid="04473353"/>
    </style:style>
    <style:style style:name="T35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officeooo:rsid="0aace3cd"/>
    </style:style>
    <style:style style:name="T354" style:family="text">
      <style:text-properties officeooo:rsid="0b952edb"/>
    </style:style>
    <style:style style:name="T355" style:family="text">
      <style:text-properties fo:font-size="8pt" style:font-size-asian="8pt" style:font-size-complex="8pt" loext:padding="0.049cm" loext:border="0.31pt solid #000000"/>
    </style:style>
    <style:style style:name="T356" style:family="text">
      <style:text-properties officeooo:rsid="0394a435"/>
    </style:style>
    <style:style style:name="T357" style:family="text">
      <style:text-properties officeooo:rsid="0be4091b"/>
    </style:style>
    <style:style style:name="T358" style:family="text">
      <style:text-properties officeooo:rsid="0cf7e116"/>
    </style:style>
    <style:style style:name="T359" style:family="text">
      <style:text-properties officeooo:rsid="0de11971"/>
    </style:style>
    <style:style style:name="T360" style:family="text">
      <style:text-properties style:font-name="Liberation Sans"/>
    </style:style>
    <style:style style:name="T361" style:family="text">
      <style:text-properties style:font-name="Liberation Sans" fo:font-size="12pt"/>
    </style:style>
    <style:style style:name="T36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6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69" style:family="text">
      <style:text-properties style:font-name="Liberation Sans" fo:font-size="12pt" fo:font-style="normal" officeooo:rsid="00bddfbe" style:font-size-asian="12pt" style:font-size-complex="12pt"/>
    </style:style>
    <style:style style:name="T370" style:family="text">
      <style:text-properties style:font-name="Liberation Sans" fo:font-size="12pt" officeooo:rsid="047da547" style:font-size-asian="12pt"/>
    </style:style>
    <style:style style:name="T371" style:family="text">
      <style:text-properties style:font-name="Liberation Sans" fo:font-size="12pt" style:font-size-asian="12pt" style:font-size-complex="12pt"/>
    </style:style>
    <style:style style:name="T372" style:family="text">
      <style:text-properties style:font-name="Liberation Sans" fo:font-size="12pt" officeooo:rsid="01657261" style:font-size-asian="12pt" style:font-size-complex="12pt"/>
    </style:style>
    <style:style style:name="T373" style:family="text">
      <style:text-properties style:font-name="Liberation Sans" fo:font-size="12pt" officeooo:rsid="00bddfbe" style:font-size-asian="12pt" style:font-size-complex="12pt"/>
    </style:style>
    <style:style style:name="T374" style:family="text">
      <style:text-properties style:font-name="Liberation Sans" fo:font-size="12pt" officeooo:rsid="0d1ec96e" style:font-size-asian="12pt" style:font-size-complex="12pt"/>
    </style:style>
    <style:style style:name="T375" style:family="text">
      <style:text-properties style:font-name="Liberation Sans" officeooo:rsid="047fb57c"/>
    </style:style>
    <style:style style:name="T376" style:family="text">
      <style:text-properties style:font-name="Liberation Sans" officeooo:rsid="047da547"/>
    </style:style>
    <style:style style:name="T377" style:family="text">
      <style:text-properties officeooo:rsid="01657261" style:font-size-complex="12pt"/>
    </style:style>
    <style:style style:name="T378" style:family="text">
      <style:text-properties fo:font-weight="bold" officeooo:rsid="0e59b6fb" style:font-weight-asian="bold" style:font-weight-complex="bold"/>
    </style:style>
    <style:style style:name="T379" style:family="text">
      <style:text-properties officeooo:rsid="0e5635a7"/>
    </style:style>
    <style:style style:name="T380" style:family="text">
      <style:text-properties officeooo:rsid="0e56c5f4"/>
    </style:style>
    <style:style style:name="T381" style:family="text">
      <style:text-properties officeooo:rsid="0e5e443a"/>
    </style:style>
    <style:style style:name="T382" style:family="text">
      <style:text-properties officeooo:rsid="0e633903"/>
    </style:style>
    <style:style style:name="T383" style:family="text">
      <style:text-properties officeooo:rsid="0e80285f"/>
    </style:style>
    <style:style style:name="T384" style:family="text">
      <style:text-properties officeooo:rsid="0e838e2a"/>
    </style:style>
    <style:style style:name="T385" style:family="text">
      <style:text-properties officeooo:rsid="0e83c34e"/>
    </style:style>
    <style:style style:name="T386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7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8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9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3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4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97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8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9" style:family="text">
      <style:text-properties fo:color="#808080" loext:opacity="100%" style:font-name="Liberation Sans" fo:font-size="12pt" style:font-size-asian="12pt" style:font-size-complex="12pt"/>
    </style:style>
    <style:style style:name="T400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1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Strong_20_Emphasis"><text:span text:style-name="T257">C</text:span></text:span><text:span text:style-name="Strong_20_Emphasis"><text:span text:style-name="T256">hecklist voor </text:span></text:span><text:span text:style-name="Strong_20_Emphasis"><text:span text:style-name="T258">de installatie</text:span></text:span><text:span text:style-name="Strong_20_Emphasis"><text:span text:style-name="T256"> van </text:span></text:span><text:reference-mark-start text:name="Distributie"/><text:span text:style-name="Strong_20_Emphasis"><text:span text:style-name="T259">Ubuntu</text:span></text:span><text:reference-mark-end text:name="Distributie"/><text:span text:style-name="Strong_20_Emphasis"><text:span text:style-name="T259"> </text:span></text:span><text:reference-mark-start text:name="Versie"/><text:span text:style-name="Strong_20_Emphasis"><text:span text:style-name="T260">2</text:span></text:span><text:span text:style-name="Strong_20_Emphasis"><text:span text:style-name="T266">2</text:span></text:span><text:span text:style-name="Strong_20_Emphasis"><text:span text:style-name="T261">.04</text:span></text:span><text:reference-mark-end text:name="Versie"/><text:span text:style-name="Strong_20_Emphasis"><text:span text:style-name="T267"> </text:span></text:span><text:span text:style-name="Strong_20_Emphasis"><text:span text:style-name="T268">LTS</text:span></text:span><text:span text:style-name="Strong_20_Emphasis"><text:span text:style-name="T262"><text:note text:id="ftn1" text:note-class="footnote"><text:note-citation>1</text:note-citation><text:note-body><text:p text:style-name="P86"><text:span text:style-name="T356">Deze versie </text:span><text:span text:style-name="T356"><text:reference-ref text:reference-format="text" text:ref-name="Versie">22.04</text:reference-ref></text:span><text:span text:style-name="T357"><text:s/></text:span><text:span text:style-name="T356">is een zogenaamde LTS-versie (</text:span><text:span text:style-name="T359">LTS=</text:span><text:span text:style-name="T356">Long-Term Support, langetermijnondersteuning).<text:line-break/></text:span><text:span text:style-name="T289">Deze</text:span><text:span text:style-name="T290"> LTS-versie wordt </text:span><text:span text:style-name="T296">vanaf vrijgave (</text:span><text:span text:style-name="T295">april</text:span><text:span text:style-name="T293"> 202</text:span><text:span text:style-name="T295">2</text:span><text:span text:style-name="T296">) </text:span><text:span text:style-name="T291">vijf</text:span><text:span text:style-name="T290"> jaar ondersteund</text:span><text:span text:style-name="T292"> </text:span><text:span text:style-name="T290">(tot </text:span><text:span text:style-name="T295">april</text:span><text:span text:style-name="T289"> </text:span><text:span text:style-name="T290">202</text:span><text:span text:style-name="T295">7</text:span><text:span text:style-name="T292">)</text:span><text:span text:style-name="T294">.</text:span></text:p></text:note-body></text:note></text:span></text:span><text:span text:style-name="Strong_20_Emphasis"><text:span text:style-name="T263"> </text:span></text:span><text:span text:style-name="Strong_20_Emphasis"><text:span text:style-name="T270">(</text:span></text:span><text:span text:style-name="Strong_20_Emphasis"><text:span text:style-name="T269">Jammy Jellyfish</text:span></text:span><text:span text:style-name="Strong_20_Emphasis"><text:span text:style-name="T270">)</text:span></text:span><text:span text:style-name="Strong_20_Emphasis"><text:span text:style-name="T269"> </text:span></text:span><text:reference-mark-start text:name="Editie"/><text:span text:style-name="Strong_20_Emphasis"><text:span text:style-name="T271">D</text:span></text:span><text:span text:style-name="Strong_20_Emphasis"><text:span text:style-name="T264">esktop</text:span></text:span><text:reference-mark-end text:name="Editie"/><text:span text:style-name="Strong_20_Emphasis"><text:span text:style-name="T265">.</text:span></text:span></text:p>
      <text:p text:style-name="P9"/>
      <text:p text:style-name="P77"><text:span text:style-name="T54">Kijk op</text:span><text:span text:style-name="T256"> </text:span><text:a xlink:type="simple" xlink:href="https://karelzimmer.nl/" text:style-name="Internet_20_link" text:visited-style-name="Visited_20_Internet_20_Link"><text:span text:style-name="Internet_20_link"><text:span text:style-name="T362">karelzimmer.nl</text:span></text:span></text:a><text:span text:style-name="T256"> </text:span><text:span text:style-name="T322">voor</text:span><text:span text:style-name="T323"> </text:span><text:span text:style-name="T324">deze en andere </text:span><text:span text:style-name="T325">Linux documenten</text:span><text:span text:style-name="T89">, scripts, </text:span><text:span text:style-name="T90">en informatie</text:span><text:span text:style-name="T89">.</text:span></text:p>
      <text:p text:style-name="P10"/>
      <text:p text:style-name="P40"><text:span text:style-name="T48">D</text:span><text:span text:style-name="T47">it is een invulbare PD</text:span><text:span text:style-name="T49">F</text:span><text:span text:style-name="T47"> met tekst- en keuzevakken; </text:span><text:span text:style-name="T50">a</text:span><text:span text:style-name="T47">fdrukken is niet noodzakelijk.</text:span></text:p>
      <text:p text:style-name="P11"/>
      <text:p text:style-name="P8"><text:span text:style-name="T360">V</text:span><text:span text:style-name="T375">ul de waarden in het tekstvak achter de </text:span><text:span text:style-name="Definition"><text:span text:style-name="T370">schuingedrukte</text:span></text:span><text:span text:style-name="T360"> </text:span><text:span text:style-name="T376">woorden </text:span><text:span text:style-name="T326">(zie toelichting)</text:span><text:span text:style-name="T376">:</text:span></text:p>
      <text:p text:style-name="P2"><text:span text:style-name="Definition"><text:span text:style-name="T343">g</text:span></text:span><text:span text:style-name="Definition"><text:span text:style-name="T342">ebruiker</text:span></text:span><text:span text:style-name="Definition"><text:span text:style-name="T331"><text:tab/><text:tab/></text:span></text:span><text:span text:style-name="Definition"><text:span text:style-name="T348"> <text:tab/><text:tab/></text:span></text:span><text:span text:style-name="T332"><draw:control text:anchor-type="as-char" svg:y="-0.429cm" draw:z-index="9" draw:name="Gebruiker" draw:style-name="gr2" draw:text-style-name="P94" svg:width="6.061cm" svg:height="0.6cm" draw:control="control10"><svg:title>Gebruiker</svg:title><svg:desc>Volledige naam, bijv. Jan Stek</svg:desc></draw:control></text:span><text:span text:style-name="T332"><text:tab/></text:span><text:span text:style-name="T333">(</text:span><text:span text:style-name="T328">volledige naam, bijv. </text:span><text:span text:style-name="T330">J</text:span><text:span text:style-name="T347">a</text:span><text:span text:style-name="T330">n </text:span><text:span text:style-name="T347">Jansen</text:span><text:span text:style-name="T329">)</text:span></text:p>
      <text:p text:style-name="Standard"><text:span text:style-name="Definition"><text:span text:style-name="T343">g</text:span></text:span><text:span text:style-name="Definition"><text:span text:style-name="T342">ebruikersnaam</text:span></text:span><text:span text:style-name="Definition"><text:span text:style-name="T327"><text:tab/></text:span></text:span><text:span text:style-name="Definition"><text:span text:style-name="T327"><draw:control text:anchor-type="as-char" svg:y="-0.429cm" draw:z-index="10" draw:name="Gberuikersnaam" draw:style-name="gr2" draw:text-style-name="P94" svg:width="6.061cm" svg:height="0.6cm" draw:control="control11"><svg:title>Gebruikersnaam</svg:title><svg:desc>Korte naam, bijv. jan</svg:desc></draw:control></text:span></text:span><text:span text:style-name="Definition"><text:span text:style-name="T327"><text:tab/></text:span></text:span><text:span text:style-name="T363">(korte naam, bijv. </text:span><text:span text:style-name="T274">j</text:span><text:span text:style-name="T275">an</text:span><text:span text:style-name="T363">)</text:span></text:p>
      <text:p text:style-name="P1"><text:span text:style-name="Definition"><text:span text:style-name="T345">c</text:span></text:span><text:span text:style-name="Definition"><text:span text:style-name="T344">omputernaam</text:span></text:span><text:span text:style-name="Definition"><text:span text:style-name="T334"><text:tab/><text:tab/></text:span></text:span><text:span text:style-name="Definition"><text:span text:style-name="T332"><draw:control text:anchor-type="as-char" svg:y="-0.429cm" draw:z-index="11" draw:name="Computernaam" draw:style-name="gr2" draw:text-style-name="P94" svg:width="6.061cm" svg:height="0.6cm" draw:control="control12"><svg:title>Computernaam</svg:title><svg:desc>Unieke naam van de computer</svg:desc></draw:control></text:span></text:span><text:span text:style-name="Definition"><text:span text:style-name="T332"><text:tab/></text:span></text:span><text:span text:style-name="Definition"><text:span text:style-name="T335">(</text:span></text:span><text:span text:style-name="Definition"><text:span text:style-name="T336">naam van de compute</text:span></text:span><text:span text:style-name="Definition"><text:span text:style-name="T337">r, </text:span></text:span><text:span text:style-name="Definition"><text:span text:style-name="T338">bijv. </text:span></text:span><text:span text:style-name="Definition"><text:span text:style-name="T339">pc02</text:span></text:span><text:span text:style-name="Definition"><text:span text:style-name="T335">)</text:span></text:span></text:p>
      <text:p text:style-name="P1"><text:span text:style-name="Definition"><text:span text:style-name="T343">o</text:span></text:span><text:span text:style-name="Definition"><text:span text:style-name="T342">pstartmenu</text:span></text:span><text:span text:style-name="Definition"><text:span text:style-name="T332"><text:tab/><text:tab/><text:tab/></text:span></text:span><text:span text:style-name="Definition"><text:span text:style-name="T332"><draw:control text:anchor-type="as-char" svg:y="-0.429cm" draw:z-index="12" draw:name="Opstartmenu" draw:style-name="gr2" draw:text-style-name="P94" svg:width="6.061cm" svg:height="0.6cm" draw:control="control13"><svg:title>Opstartmenu</svg:title><svg:desc>Toets voor het opstartmenu ("bootmenu")</svg:desc></draw:control></text:span></text:span><text:span text:style-name="Definition"><text:span text:style-name="T332"><text:tab/></text:span></text:span><text:span text:style-name="Definition"><text:span text:style-name="T335">(</text:span></text:span><text:span text:style-name="Definition"><text:span text:style-name="T336">to</text:span></text:span><text:span text:style-name="Definition"><text:span text:style-name="T340">ets voor het opstartmedium</text:span></text:span><text:span text:style-name="Definition"><text:span text:style-name="T341">)</text:span></text:span></text:p>
      <text:p text:style-name="P1"><text:span text:style-name="Definition"><text:span text:style-name="T345">i</text:span></text:span><text:span text:style-name="Definition"><text:span text:style-name="T346">nstellingen</text:span></text:span><text:span text:style-name="T335"><text:tab/><text:tab/> <text:tab/></text:span><text:span text:style-name="T335"><draw:control text:anchor-type="as-char" svg:y="-0.429cm" draw:z-index="8" draw:name="Instellingen" draw:style-name="gr2" draw:text-style-name="P94" svg:width="6.061cm" svg:height="0.6cm" draw:control="control9"><svg:title>Instellingen</svg:title><svg:desc>Toets voor het BIOS/UEFI-scherm ("setup")</svg:desc></draw:control></text:span><text:span text:style-name="T335"><text:tab/>(</text:span><text:span text:style-name="T336">toets voor het BIOS/UEFI-scherm</text:span><text:span text:style-name="T335">)</text:span></text:p>
      <text:p text:style-name="P3"><text:span text:style-name="Definition"><text:span text:style-name="T387">g</text:span></text:span><text:span text:style-name="Definition"><text:span text:style-name="T386">ebruiker</text:span></text:span><text:span text:style-name="Definition"><text:span text:style-name="T388">2</text:span></text:span><text:span text:style-name="Definition"><text:span text:style-name="T389"><text:tab/></text:span></text:span><text:span text:style-name="Definition"><text:span text:style-name="T399"> <text:tab/><text:tab/></text:span></text:span><text:span text:style-name="T390"><draw:control text:anchor-type="as-char" svg:y="-0.429cm" draw:z-index="17" draw:name="Gebruiker 1" draw:style-name="gr2" draw:text-style-name="P94" svg:width="6.061cm" svg:height="0.6cm" draw:control="control18"><svg:title>Gebruiker</svg:title><svg:desc>Volledige naam, bijv. Jan Stek</svg:desc></draw:control></text:span><text:span text:style-name="T390"><text:tab/></text:span><text:span text:style-name="T391">(</text:span><text:span text:style-name="T392">volledige naam </text:span><text:span text:style-name="T393">evt. 2</text:span><text:span text:style-name="T400">e</text:span><text:span text:style-name="T393"> gebruiker</text:span><text:span text:style-name="T394">)</text:span></text:p>
      <text:p text:style-name="P78"><text:span text:style-name="Definition"><text:span text:style-name="T387">g</text:span></text:span><text:span text:style-name="Definition"><text:span text:style-name="T386">ebruikersnaam</text:span></text:span><text:span text:style-name="Definition"><text:span text:style-name="T388">2</text:span></text:span><text:span text:style-name="Definition"><text:span text:style-name="T395"><text:tab/></text:span></text:span><text:span text:style-name="Definition"><text:span text:style-name="T395"><draw:control text:anchor-type="as-char" svg:y="-0.429cm" draw:z-index="18" draw:name="Gberuikersnaam 1" draw:style-name="gr2" draw:text-style-name="P94" svg:width="6.061cm" svg:height="0.6cm" draw:control="control19"><svg:title>Gebruikersnaam</svg:title><svg:desc>Korte naam, bijv. jan</svg:desc></draw:control></text:span></text:span><text:span text:style-name="Definition"><text:span text:style-name="T395"><text:tab/></text:span></text:span><text:span text:style-name="T396">(korte naam</text:span><text:span text:style-name="T397"> </text:span><text:span text:style-name="T398">evt. 2</text:span><text:span text:style-name="T401">e</text:span><text:span text:style-name="T398"> gebruiker</text:span><text:span text:style-name="T396">)</text:span></text:p>
      <text:p text:style-name="P3"><text:span text:style-name="T276">Vervang </text:span><text:span text:style-name="Definition"><text:span text:style-name="T365">schuingedrukte</text:span></text:span><text:span text:style-name="T276"> </text:span><text:span text:style-name="T277">woorden </text:span><text:span text:style-name="T276">in deze checklist door </text:span><text:span text:style-name="T277">boven</text:span><text:span text:style-name="T276">staande waarden.</text:span></text:p>
      <text:p text:style-name="P5"/>
      <text:p text:style-name="P5"/>
      <text:p text:style-name="P4"><text:span text:style-name="T285">Nog niet op Linux?</text:span><text:span text:style-name="T278"><text:tab/></text:span><text:span text:style-name="T282"><text:tab/></text:span><text:span text:style-name="T283">G</text:span><text:span text:style-name="T279">ebruik </text:span><text:span text:style-name="Strong_20_Emphasis"><text:span text:style-name="T286">Checklist migratie</text:span></text:span><text:span text:style-name="T279"> op </text:span><text:a xlink:type="simple" xlink:href="https://karelzimer.nl/" text:style-name="Internet_20_link" text:visited-style-name="Visited_20_Internet_20_Link"><text:span text:style-name="Internet_20_link"><text:span text:style-name="T364">karelzimmer.nl</text:span></text:span></text:a><text:span text:style-name="T280"> onder </text:span><text:span text:style-name="T284">Linux</text:span><text:span text:style-name="T281">.</text:span></text:p>
      <text:p text:style-name="P41"><text:span text:style-name="T245">Nieuwe installatie?</text:span><text:span text:style-name="T240"><text:tab/></text:span><text:span text:style-name="T242"></text:span><text:span text:style-name="T244"><text:tab/></text:span><text:span text:style-name="T243">B</text:span><text:span text:style-name="T240">egin bij hoofdstuk </text:span><text:span text:style-name="T245"><text:bookmark-ref text:reference-format="page" text:ref-name="__RefNumPara__4009_1271708128">2</text:bookmark-ref></text:span><text:span text:style-name="T240"><text:s text:c="2"/></text:span><text:span text:style-name="T246"><text:bookmark-ref text:reference-format="text" text:ref-name="__RefNumPara__4009_1271708128">Installatie uitvoeren</text:bookmark-ref></text:span><text:span text:style-name="T241">.</text:span></text:p>
      <text:p text:style-name="P23"/>
      <text:p text:style-name="P23"/>
      <text:list xml:id="list887512811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884893834048">
          <table:table-cell table:style-name="_31_._5f_Installatie_5f_voorbereiden.A1" office:value-type="string">
            <text:p text:style-name="P55"><text:span text:style-name="Strong_20_Emphasis"><text:span text:style-name="T96"><text:s/></text:span></text:span><text:span text:style-name="Strong_20_Emphasis"><text:span text:style-name="T149"><draw:control text:anchor-type="as-char" draw:z-index="15" draw:name="Vorm3_0" draw:style-name="gr1" draw:text-style-name="P93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96">Aanmelden als </text:span></text:span><text:span text:style-name="Definition"><text:span text:style-name="T367">gebruike</text:span></text:span><text:span text:style-name="Definition"><text:span text:style-name="T368">r</text:span></text:span><text:span text:style-name="Strong_20_Emphasis"><text:span text:style-name="T97"><text:note text:id="ftn3" text:note-class="footnote"><text:note-citation>2</text:note-citation><text:note-body><text:p text:style-name="P74"><text:span text:style-name="User_20_Entry"><text:span text:style-name="T211">E</text:span></text:span><text:span text:style-name="User_20_Entry"><text:span text:style-name="T219">v</text:span></text:span><text:span text:style-name="User_20_Entry"><text:span text:style-name="T220">en</text:span></text:span><text:span text:style-name="User_20_Entry"><text:span text:style-name="T222">t</text:span></text:span><text:span text:style-name="User_20_Entry"><text:span text:style-name="T223">uele </text:span></text:span><text:span text:style-name="User_20_Entry"><text:span text:style-name="T224">extra </text:span></text:span><text:span text:style-name="User_20_Entry"><text:span text:style-name="T226">gebruiker</text:span></text:span><text:span text:style-name="User_20_Entry"><text:span text:style-name="T224">s aanmelden </text:span></text:span><text:span text:style-name="User_20_Entry"><text:span text:style-name="T225">en dezelfde stappen uitvoeren</text:span></text:span><text:span text:style-name="User_20_Entry"><text:span text:style-name="T221">.</text:span></text:span></text:p></text:note-body></text:note></text:span></text:span><text:span text:style-name="Strong_20_Emphasis"><text:span text:style-name="T97">.</text:span></text:span></text:p>
          </table:table-cell>
        </table:table-row>
        <table:table-row table:style-name="TableLine93884893834336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3884893834624">
          <table:table-cell table:style-name="_31_._5f_Installatie_5f_voorbereiden.A1" office:value-type="string">
            <text:p text:style-name="P51"><text:span text:style-name="Strong_20_Emphasis"><text:span text:style-name="T102"><text:s/></text:span></text:span><text:span text:style-name="Strong_20_Emphasis"><text:span text:style-name="T150"><draw:control text:anchor-type="as-char" draw:z-index="0" draw:name="Vorm4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102">Installeer </text:span></text:span><text:span text:style-name="Strong_20_Emphasis"><text:span text:style-name="T146">pakket kz</text:span></text:span><text:span text:style-name="Strong_20_Emphasis"><text:span text:style-name="T146"><text:note text:id="ftn4" text:note-class="footnote"><text:note-citation>3</text:note-citation><text:note-body><text:p text:style-name="P83"><text:span text:style-name="T384">Debian-</text:span><text:span text:style-name="T385">p</text:span>akket kz plaatst documenten en scripts van Karel Zimmer <text:span text:style-name="T383">(zie </text:span><text:a xlink:type="simple" xlink:href="https://karelzimmer.nl/" text:style-name="Internet_20_link" text:visited-style-name="Visited_20_Internet_20_Link"><text:span text:style-name="Strong_20_Emphasis"><text:span text:style-name="T352">karelzimmer.nl</text:span></text:span></text:a><text:span text:style-name="Strong_20_Emphasis"><text:span text:style-name="T33">) </text:span></text:span>voor het installeren en beheren van Ubuntu.</text:p></text:note-body></text:note></text:span></text:span><text:span text:style-name="Strong_20_Emphasis"><text:span text:style-name="T146"> </text:span></text:span><text:span text:style-name="Strong_20_Emphasis"><text:span text:style-name="T103">via </text:span></text:span><text:span text:style-name="Strong_20_Emphasis"><text:span text:style-name="T111">een </text:span></text:span><text:span text:style-name="Strong_20_Emphasis"><text:span text:style-name="T117">druk op de </text:span></text:span><text:span text:style-name="Strong_20_Emphasis"><text:span text:style-name="T114">Super</text:span></text:span><text:span text:style-name="Strong_20_Emphasis"><text:span text:style-name="T117">-toets</text:span></text:span><text:span text:style-name="Strong_20_Emphasis"><text:span text:style-name="T52"><text:note text:id="ftn5" text:note-class="footnote"><text:note-citation>4</text:note-citation><text:note-body><text:p text:style-name="P73"><text:span text:style-name="T239">D</text:span>e <text:span text:style-name="T355">Super</text:span>-toets <text:span text:style-name="T239">is </text:span>de Windows<text:span text:style-name="T358">-</text:span><text:span text:style-name="T354">toets</text:span>, <text:span text:style-name="T358">C</text:span>ommand-<text:span text:style-name="T354">toets</text:span>, of <text:span text:style-name="T358">V</text:span>ergrootglas-toets.</text:p></text:note-body></text:note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80">ter</text:span></text:span><text:span text:style-name="Strong_20_Emphasis"><text:span text:style-name="T181">m</text:span></text:span><text:span text:style-name="Strong_20_Emphasis"><text:span text:style-name="T105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 </text:span></text:span><text:span text:style-name="Strong_20_Emphasis"><text:span text:style-name="T182">Terminalvenster</text:span></text:span><text:span text:style-name="Strong_20_Emphasis"><text:span text:style-name="T105">.</text:span></text:span></text:p>
          </table:table-cell>
        </table:table-row>
        <table:table-row table:style-name="TableLine93884893834912">
          <table:table-cell table:style-name="_31_._5f_Installatie_5f_voorbereiden.A1" office:value-type="string">
            <text:p text:style-name="P64"><text:span text:style-name="Strong_20_Emphasis"><text:span text:style-name="T102"/></text:span></text:p>
          </table:table-cell>
          <table:table-cell table:style-name="_31_._5f_Installatie_5f_voorbereiden.A1" office:value-type="string">
            <text:p text:style-name="P54"><text:span text:style-name="T371">Typ</text:span><text:span text:style-name="Strong_20_Emphasis"><text:span text:style-name="T106">, of </text:span></text:span><text:span text:style-name="Strong_20_Emphasis"><text:span text:style-name="T105">kopieer en plak, de</text:span></text:span><text:span text:style-name="Strong_20_Emphasis"><text:span text:style-name="T107">z</text:span></text:span><text:span text:style-name="Strong_20_Emphasis"><text:span text:style-name="T105">e </text:span></text:span><text:span text:style-name="Strong_20_Emphasis"><text:span text:style-name="T108">twee </text:span></text:span><text:span text:style-name="Strong_20_Emphasis"><text:span text:style-name="T105">opdrachten, ieder gevolgd door de </text:span></text:span><text:span text:style-name="Strong_20_Emphasis"><text:span text:style-name="T104">Enter</text:span></text:span><text:span text:style-name="Strong_20_Emphasis"><text:span text:style-name="T103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3884893835200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9"><text:span text:style-name="T371">V</text:span><text:span text:style-name="Strong_20_Emphasis"><text:span text:style-name="T109">olg </text:span></text:span><text:span text:style-name="Strong_20_Emphasis"><text:span text:style-name="T110">de aanwijzingen op het scherm.</text:span></text:span></text:p>
          </table:table-cell>
        </table:table-row>
        <table:table-row table:style-name="TableLine93884893835488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3884893835776">
          <table:table-cell table:style-name="_31_._5f_Installatie_5f_voorbereiden.A1" office:value-type="string">
            <text:p text:style-name="P51"><text:span text:style-name="Strong_20_Emphasis"><text:span text:style-name="T102"><text:s/></text:span></text:span><text:span text:style-name="Strong_20_Emphasis"><text:span text:style-name="Strong_20_Emphasis"><text:span text:style-name="T150"><draw:control text:anchor-type="as-char" draw:z-index="1" draw:name="Vorm6" draw:style-name="gr1" draw:text-style-name="P9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11">Bereid de installatie voor </text:span></text:span><text:span text:style-name="Strong_20_Emphasis"><text:span text:style-name="T103">via </text:span></text:span><text:span text:style-name="Strong_20_Emphasis"><text:span text:style-name="T111">een </text:span></text:span><text:span text:style-name="Strong_20_Emphasis"><text:span text:style-name="T112">druk </text:span></text:span><text:span text:style-name="Strong_20_Emphasis"><text:span text:style-name="T113">op de </text:span></text:span><text:span text:style-name="Strong_20_Emphasis"><text:span text:style-name="T114">Super</text:span></text:span><text:span text:style-name="Strong_20_Emphasis"><text:span text:style-name="T113">-toets</text:span></text:span><text:span text:style-name="Strong_20_Emphasis"><text:span text:style-name="T53"><text:note-ref text:note-class="footnote" text:reference-format="text" text:ref-name="ftn5">4</text:note-ref></text:span></text:span><text:span text:style-name="Strong_20_Emphasis"><text:span text:style-name="T111">, </text:span></text:span><text:span text:style-name="Strong_20_Emphasis"><text:span text:style-name="T115">t</text:span></text:span><text:span text:style-name="Strong_20_Emphasis"><text:span text:style-name="T116">yp </text:span></text:span><text:span text:style-name="Strong_20_Emphasis"><text:span text:style-name="T173">men</text:span></text:span><text:span text:style-name="Strong_20_Emphasis"><text:span text:style-name="T174">u</text:span></text:span><text:span text:style-name="Strong_20_Emphasis"><text:span text:style-name="T117"> </text:span></text:span><text:span text:style-name="Strong_20_Emphasis"><text:span text:style-name="T118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</text:span></text:span><text:span text:style-name="Strong_20_Emphasis"><text:span text:style-name="T151"> </text:span></text:span><text:span text:style-name="Strong_20_Emphasis"><text:span text:style-name="T197">Installatiem</text:span></text:span><text:span text:style-name="Strong_20_Emphasis"><text:span text:style-name="T198">enu</text:span></text:span><text:span text:style-name="Strong_20_Emphasis"><text:span text:style-name="T113">.</text:span></text:span></text:p>
          </table:table-cell>
        </table:table-row>
        <table:table-row table:style-name="TableLine93884893836064">
          <table:table-cell table:style-name="_31_._5f_Installatie_5f_voorbereiden.A1" office:value-type="string">
            <text:p text:style-name="P65"><text:span text:style-name="Strong_20_Emphasis"><text:span text:style-name="T102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20">K</text:span></text:span><text:span text:style-name="Strong_20_Emphasis"><text:span text:style-name="T121">ie</text:span></text:span><text:span text:style-name="Strong_20_Emphasis"><text:span text:style-name="T122">s</text:span></text:span><text:span text:style-name="Strong_20_Emphasis"><text:span text:style-name="T110"> </text:span></text:span><text:span text:style-name="Strong_20_Emphasis"><text:span text:style-name="T199">1</text:span></text:span><text:span text:style-name="Strong_20_Emphasis"><text:span text:style-name="T200"> </text:span></text:span><text:span text:style-name="Strong_20_Emphasis"><text:span text:style-name="T201">In</text:span></text:span><text:span text:style-name="Strong_20_Emphasis"><text:span text:style-name="T186">stallatie voorbereiden</text:span></text:span><text:span text:style-name="Strong_20_Emphasis"><text:span text:style-name="T123"> </text:span></text:span><text:span text:style-name="Strong_20_Emphasis"><text:span text:style-name="T109">en volg </text:span></text:span><text:span text:style-name="Strong_20_Emphasis"><text:span text:style-name="T110">de aanwijzingen op het scherm.</text:span></text:span></text:p>
          </table:table-cell>
        </table:table-row>
      </table:table>
      <text:p text:style-name="P13"/>
      <text:list xml:id="list84433233046989" text:continue-numbering="true" text:style-name="L1">
        <text:list-item>
          <text:p text:style-name="P91"><text:bookmark-start text:name="__RefNumPara__4009_1271708128"/><text:span text:style-name="Strong_20_Emphasis"><text:span text:style-name="T361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84893778144">
          <table:table-cell table:style-name="_32_._5f_Installatie_5f_uitvoeren.A1" office:value-type="string">
            <text:p text:style-name="P51"><text:span text:style-name="Strong_20_Emphasis"><text:span text:style-name="T102"><text:s/></text:span></text:span><text:span text:style-name="Strong_20_Emphasis"><text:span text:style-name="T150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10">Start de computer op vanaf </text:span><text:span text:style-name="T297">een </text:span><text:span text:style-name="T297"><text:reference-ref text:reference-format="text" text:ref-name="Distributie">Ubuntu</text:reference-ref></text:span><text:span text:style-name="T297"><text:s/></text:span><text:span text:style-name="T10"><text:reference-ref text:reference-format="text" text:ref-name="Versie">22.04</text:reference-ref></text:span><text:span text:style-name="T228"><text:s/></text:span><text:span text:style-name="T228"><text:reference-ref text:reference-format="text" text:ref-name="Editie">Desktop</text:reference-ref></text:span><text:span text:style-name="T228"><text:s/>Live</text:span><text:span text:style-name="T228"><text:note text:id="ftn6" text:note-class="footnote"><text:note-citation>1</text:note-citation><text:note-body><text:p text:style-name="P72"><text:span text:style-name="T349">Vanaf ee</text:span>n Live <text:span text:style-name="T353">USB-stick </text:span><text:span text:style-name="T379">(</text:span><text:span text:style-name="T353">of </text:span><text:span text:style-name="T380">cd/dvd</text:span><text:span text:style-name="T379">)</text:span><text:span text:style-name="T3"> </text:span>kunt <text:span text:style-name="T349">u opstarten en</text:span> met <text:reference-ref text:reference-format="text" text:ref-name="Distributie">Ubuntu</text:reference-ref><text:s/>werken zonder deze te installeren.</text:p></text:note-body></text:note></text:span><text:span text:style-name="T228"> </text:span><text:span text:style-name="T229">USB-stick</text:span><text:span text:style-name="T229"><text:note text:id="ftn7" text:note-class="footnote"><text:note-citation>2</text:note-citation><text:note-body><text:p text:style-name="P80"><text:span text:style-name="Strong_20_Emphasis"><text:span text:style-name="T20">Download </text:span></text:span><text:span text:style-name="Strong_20_Emphasis"><text:span text:style-name="T15">een </text:span></text:span><text:span text:style-name="Strong_20_Emphasis"><text:span text:style-name="T23">Desktop </text:span></text:span><text:span text:style-name="Strong_20_Emphasis"><text:span text:style-name="T37">CD</text:span></text:span><text:span text:style-name="Strong_20_Emphasis"><text:span text:style-name="T19"> vanaf </text:span></text:span><text:a xlink:type="simple" xlink:href="https://nl.releases.ubuntu.com/" text:style-name="Internet_20_link" text:visited-style-name="Visited_20_Internet_20_Link"><text:span text:style-name="Strong_20_Emphasis"><text:span text:style-name="T351">nl.releases.ubuntu.com</text:span></text:span></text:a><text:span text:style-name="Strong_20_Emphasis"><text:span text:style-name="T19">, </text:span></text:span><text:span text:style-name="Strong_20_Emphasis"><text:span text:style-name="T29">kies </text:span></text:span><text:span text:style-name="Strong_20_Emphasis"><text:span text:style-name="T41">Ubuntu 2</text:span></text:span><text:span text:style-name="Strong_20_Emphasis"><text:span text:style-name="T42">2</text:span></text:span><text:span text:style-name="Strong_20_Emphasis"><text:span text:style-name="T41">.04 LTS (Jammy Jellyfish)</text:span></text:span><text:span text:style-name="Strong_20_Emphasis"><text:span text:style-name="T29">, </text:span></text:span><text:span text:style-name="Strong_20_Emphasis"><text:span text:style-name="T16">en </text:span></text:span><text:span text:style-name="Strong_20_Emphasis"><text:span text:style-name="T20">plaats </text:span></text:span><text:span text:style-name="Strong_20_Emphasis"><text:span text:style-name="T15">een USB-stick </text:span></text:span><text:span text:style-name="Strong_20_Emphasis"><text:span text:style-name="T38">va</text:span></text:span><text:span text:style-name="Strong_20_Emphasis"><text:span text:style-name="T27">n </text:span></text:span><text:span text:style-name="Strong_20_Emphasis"><text:span text:style-name="T14">min</text:span></text:span><text:span text:style-name="Strong_20_Emphasis"><text:span text:style-name="T28">imaal</text:span></text:span><text:span text:style-name="Strong_20_Emphasis"><text:span text:style-name="T14"> </text:span></text:span><text:span text:style-name="Strong_20_Emphasis"><text:span text:style-name="T21">4</text:span></text:span><text:span text:style-name="Strong_20_Emphasis"><text:span text:style-name="T14"> GB. <text:line-break/></text:span></text:span><text:span text:style-name="Strong_20_Emphasis"><text:span text:style-name="T36">Zoek</text:span></text:span><text:span text:style-name="Strong_20_Emphasis"><text:span text:style-name="T14"> </text:span></text:span><text:span text:style-name="Strong_20_Emphasis"><text:span text:style-name="T40">s</text:span></text:span><text:span text:style-name="Strong_20_Emphasis"><text:span text:style-name="T43">ch</text:span></text:span><text:span text:style-name="Strong_20_Emphasis"><text:span text:style-name="T14"> en klik op het pictogram van</text:span></text:span><text:span text:style-name="Strong_20_Emphasis"><text:span text:style-name="T17"> </text:span></text:span><text:span text:style-name="Strong_20_Emphasis"><text:span text:style-name="T39">Schijven</text:span></text:span><text:span text:style-name="Strong_20_Emphasis"><text:span text:style-name="T24">. Selecteer de USB-stick in de lijst van schijven aan de linkerkant en klik rechtsboven op </text:span></text:span><text:span text:style-name="Strong_20_Emphasis"><text:span text:style-name="T44">Schijfinstellingen</text:span></text:span><text:span text:style-name="Strong_20_Emphasis"><text:span text:style-name="T24"> </text:span></text:span><text:span text:style-name="Strong_20_Emphasis"><text:span text:style-name="T44">⋮</text:span></text:span><text:span text:style-name="Strong_20_Emphasis"><text:span text:style-name="T24"> (icoontje met de drie puntjes).</text:span></text:span></text:p><text:p text:style-name="P80"><text:span text:style-name="Strong_20_Emphasis"><text:span text:style-name="T24"><text:tab/>Kies </text:span></text:span><text:span text:style-name="Strong_20_Emphasis"><text:span text:style-name="T44">Schijfkopie terugzetten</text:span></text:span><text:span text:style-name="Strong_20_Emphasis"><text:span text:style-name="T24"> en selecteer </text:span></text:span><text:span text:style-name="Strong_20_Emphasis"><text:span text:style-name="T32">het net</text:span></text:span><text:span text:style-name="Strong_20_Emphasis"><text:span text:style-name="T30"> gedownloade </text:span></text:span><text:span text:style-name="T7">CD-beeldbestand </text:span><text:span text:style-name="T8">(.iso)</text:span><text:span text:style-name="Strong_20_Emphasis"><text:span text:style-name="T30">.</text:span></text:span></text:p><text:p text:style-name="P85"><text:span text:style-name="Strong_20_Emphasis"><text:span text:style-name="T24"><text:tab/>Klik op </text:span></text:span><text:span text:style-name="Strong_20_Emphasis"><text:span text:style-name="T44">Terugzetten starten</text:span></text:span><text:span text:style-name="Strong_20_Emphasis"><text:span text:style-name="T24"> en vervolgens op </text:span></text:span><text:span text:style-name="Strong_20_Emphasis"><text:span text:style-name="T44">Terugzetten</text:span></text:span><text:span text:style-name="Strong_20_Emphasis"><text:span text:style-name="T22">.<text:line-break/></text:span></text:span><text:span text:style-name="Strong_20_Emphasis"><text:span text:style-name="T34">O</text:span></text:span><text:span text:style-name="Strong_20_Emphasis"><text:span text:style-name="T15">f </text:span></text:span><text:span text:style-name="Strong_20_Emphasis"><text:span text:style-name="T18">gebruik </text:span></text:span><text:span text:style-name="Strong_20_Emphasis"><text:span text:style-name="T11">het programma </text:span></text:span><text:span text:style-name="Strong_20_Emphasis"><text:span text:style-name="T236">Etche</text:span></text:span><text:span text:style-name="Strong_20_Emphasis"><text:span text:style-name="T237">r</text:span></text:span><text:span text:style-name="Strong_20_Emphasis"><text:span text:style-name="T11"> </text:span></text:span><text:span text:style-name="Strong_20_Emphasis"><text:span text:style-name="T12">(</text:span></text:span><text:a xlink:type="simple" xlink:href="https://www.balena.io/etcher/" text:style-name="Internet_20_link" text:visited-style-name="Visited_20_Internet_20_Link"><text:span text:style-name="Strong_20_Emphasis"><text:span text:style-name="T350">etcher.io</text:span></text:span></text:a><text:span text:style-name="Strong_20_Emphasis"><text:span text:style-name="T12">) </text:span></text:span><text:span text:style-name="Strong_20_Emphasis"><text:span text:style-name="T35">dat </text:span></text:span><text:span text:style-name="Strong_20_Emphasis"><text:span text:style-name="T15">beschikbaar </text:span></text:span><text:span text:style-name="Strong_20_Emphasis"><text:span text:style-name="T35">is </text:span></text:span><text:span text:style-name="Strong_20_Emphasis"><text:span text:style-name="T15">voor </text:span></text:span><text:span text:style-name="Strong_20_Emphasis"><text:span text:style-name="T24">Windows, </text:span></text:span><text:span text:style-name="Strong_20_Emphasis"><text:span text:style-name="T31">mac</text:span></text:span><text:span text:style-name="Strong_20_Emphasis"><text:span text:style-name="T25">OS</text:span></text:span><text:span text:style-name="Strong_20_Emphasis"><text:span text:style-name="T11">, </text:span></text:span><text:span text:style-name="Strong_20_Emphasis"><text:span text:style-name="T12">en </text:span></text:span><text:span text:style-name="Strong_20_Emphasis"><text:span text:style-name="T26">GNU/</text:span></text:span><text:span text:style-name="Strong_20_Emphasis"><text:span text:style-name="T11">Linux</text:span></text:span><text:span text:style-name="Strong_20_Emphasis"><text:span text:style-name="T13">.</text:span></text:span></text:p></text:note-body></text:note></text:span><text:span text:style-name="T228">.</text:span></text:p>
            <text:p text:style-name="P44"><text:span text:style-name="T209">Opstartmenu/</text:span><text:span text:style-name="T210">boot menu</text:span><text:span text:style-name="T209"> </text:span><text:span text:style-name="T208">via </text:span><text:span text:style-name="Definition"><text:span text:style-name="T377">opstartmenu</text:span></text:span><text:span text:style-name="T208">, </text:span><text:span text:style-name="T209">instellingen/</text:span><text:span text:style-name="T210">setup</text:span><text:span text:style-name="T208"> via </text:span><text:span text:style-name="Definition"><text:span text:style-name="T372">instellingen</text:span></text:span><text:span text:style-name="T208">.</text:span></text:p>
          </table:table-cell>
        </table:table-row>
        <table:table-row table:style-name="TableLine93884893815856">
          <table:table-cell table:style-name="_32_._5f_Installatie_5f_uitvoeren.A1" office:value-type="string">
            <text:p text:style-name="P51"><text:span text:style-name="Strong_20_Emphasis"><text:span text:style-name="T102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2">Kies</text:span></text:span><text:span text:style-name="Strong_20_Emphasis"><text:span text:style-name="T55"> </text:span></text:span><text:span text:style-name="Strong_20_Emphasis"><text:span text:style-name="T153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183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3884893930400">
          <table:table-cell table:style-name="_32_._5f_Installatie_5f_uitvoeren.A1" office:value-type="string">
            <text:p text:style-name="P51"><text:span text:style-name="Strong_20_Emphasis"><text:span text:style-name="T371"/></text:span></text:p>
          </table:table-cell>
          <table:table-cell table:style-name="_32_._5f_Installatie_5f_uitvoeren.A1" office:value-type="string">
            <text:p text:style-name="P17"><text:span text:style-name="T288">Kies </text:span><text:span text:style-name="T287">Ubuntu installeren </text:span><text:span text:style-name="Strong_20_Emphasis"><text:span text:style-name="T153">en druk op </text:span></text:span><text:span text:style-name="Strong_20_Emphasis"><text:span text:style-name="T154">de </text:span></text:span><text:span text:style-name="Strong_20_Emphasis"><text:span text:style-name="T155">Enter</text:span></text:span><text:span text:style-name="Strong_20_Emphasis"><text:span text:style-name="T154">-toets</text:span></text:span><text:span text:style-name="T288">.</text:span></text:p>
          </table:table-cell>
        </table:table-row>
        <table:table-row table:style-name="TableLine9388489382017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884893813344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92">V</text:span></text:span><text:span text:style-name="Strong_20_Emphasis"><text:span text:style-name="T82">olg de aanwijzingen </text:span></text:span><text:span text:style-name="Strong_20_Emphasis"><text:span text:style-name="T93">op de schermen</text:span></text:span><text:span text:style-name="Strong_20_Emphasis"><text:span text:style-name="T169">.</text:span></text:span></text:p>
          </table:table-cell>
        </table:table-row>
        <table:table-row table:style-name="TableLine93884893810128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884893807264">
          <table:table-cell table:style-name="_32_._5f_Installatie_5f_uitvoeren.A1" office:value-type="string">
            <text:p text:style-name="P84"><text:span text:style-name="Strong_20_Emphasis"><text:span text:style-name="T371"><text:s/></text:span></text:span><text:span text:style-name="Strong_20_Emphasis"><text:span text:style-name="T102"><draw:control text:anchor-type="as-char" draw:z-index="19" draw:name="Vorm12" draw:style-name="gr1" draw:text-style-name="P93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63">Als </text:span></text:span><text:span text:style-name="Strong_20_Emphasis"><text:span text:style-name="T64">het </text:span></text:span><text:span text:style-name="Strong_20_Emphasis"><text:span text:style-name="T65">het scherm </text:span></text:span><text:span text:style-name="Strong_20_Emphasis"><text:span text:style-name="T193">Draadloos</text:span></text:span><text:span text:style-name="Strong_20_Emphasis"><text:span text:style-name="T65"> </text:span></text:span><text:span text:style-name="Strong_20_Emphasis"><text:span text:style-name="T64">verschijnt, </text:span></text:span><text:span text:style-name="Strong_20_Emphasis"><text:span text:style-name="T66">kies</text:span></text:span><text:span text:style-name="Strong_20_Emphasis"><text:span text:style-name="T65"> </text:span></text:span><text:span text:style-name="Strong_20_Emphasis"><text:span text:style-name="T94">het</text:span></text:span><text:span text:style-name="Strong_20_Emphasis"><text:span text:style-name="T66"> draadloos netwerk, maak </text:span></text:span><text:span text:style-name="Strong_20_Emphasis"><text:span text:style-name="T54">verbinding, </text:span></text:span><text:span text:style-name="Strong_20_Emphasis"><text:span text:style-name="T67">en klik</text:span></text:span><text:span text:style-name="Strong_20_Emphasis"><text:span text:style-name="T54"> </text:span></text:span><text:span text:style-name="Strong_20_Emphasis"><text:span text:style-name="T68">op </text:span></text:span><text:span text:style-name="Strong_20_Emphasis"><text:span text:style-name="T187">Verder</text:span></text:span><text:span text:style-name="Strong_20_Emphasis"><text:span text:style-name="T54">.</text:span></text:span></text:p>
          </table:table-cell>
        </table:table-row>
        <table:table-row table:style-name="TableLine9388489404334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3884894043632">
          <table:table-cell table:style-name="_32_._5f_Installatie_5f_uitvoeren.A1" office:value-type="string">
            <text:p text:style-name="P51"><text:span text:style-name="Strong_20_Emphasis"><text:span text:style-name="T371"><text:s/></text:span></text:span><text:span text:style-name="T102"><draw:control text:anchor-type="as-char" draw:z-index="3" draw:name="Vorm16" draw:style-name="gr1" draw:text-style-name="P93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69">O</text:span></text:span><text:span text:style-name="Strong_20_Emphasis"><text:span text:style-name="T70">p het scherm </text:span></text:span><text:span text:style-name="Strong_20_Emphasis"><text:span text:style-name="T194">Installatietype</text:span></text:span><text:span text:style-name="Strong_20_Emphasis"><text:span text:style-name="T159"> </text:span></text:span><text:span text:style-name="Strong_20_Emphasis"><text:span text:style-name="T160">selecteer</text:span></text:span><text:span text:style-name="Strong_20_Emphasis"><text:span text:style-name="T161"> </text:span></text:span><text:span text:style-name="Strong_20_Emphasis"><text:span text:style-name="T299">het gewenste </text:span></text:span><text:span text:style-name="Strong_20_Emphasis"><text:span text:style-name="T314">Installatie type</text:span></text:span><text:span text:style-name="Strong_20_Emphasis"><text:span text:style-name="T299">.</text:span></text:span></text:p>
          </table:table-cell>
        </table:table-row>
        <table:table-row table:style-name="TableLine93884894043920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6"><text:span text:style-name="Strong_20_Emphasis"><text:span text:style-name="T300">K</text:span></text:span><text:span text:style-name="Strong_20_Emphasis"><text:span text:style-name="T71">lik </text:span></text:span><text:span text:style-name="Strong_20_Emphasis"><text:span text:style-name="T72">op</text:span></text:span><text:span text:style-name="Strong_20_Emphasis"><text:span text:style-name="T71"> </text:span></text:span><text:span text:style-name="Strong_20_Emphasis"><text:span text:style-name="T191">I</text:span></text:span><text:span text:style-name="Strong_20_Emphasis"><text:span text:style-name="T192">nstalle</text:span></text:span><text:span text:style-name="Strong_20_Emphasis"><text:span text:style-name="T191">e</text:span></text:span><text:span text:style-name="Strong_20_Emphasis"><text:span text:style-name="T192">r </text:span></text:span><text:span text:style-name="Strong_20_Emphasis"><text:span text:style-name="T191">nu</text:span></text:span><text:span text:style-name="Strong_20_Emphasis"><text:span text:style-name="T71">, </text:span></text:span><text:span text:style-name="Strong_20_Emphasis"><text:span text:style-name="T88">of klik op </text:span></text:span><text:span text:style-name="Strong_20_Emphasis"><text:span text:style-name="T184">Verder</text:span></text:span><text:span text:style-name="Strong_20_Emphasis"><text:span text:style-name="T88"> en </text:span></text:span><text:span text:style-name="Strong_20_Emphasis"><text:span text:style-name="T157">c</text:span></text:span><text:span text:style-name="Strong_20_Emphasis"><text:span text:style-name="T73">ontroleer de </text:span></text:span><text:span text:style-name="Strong_20_Emphasis"><text:span text:style-name="T74">voorgestelde </text:span></text:span><text:span text:style-name="Strong_20_Emphasis"><text:span text:style-name="T73">schijfindelin</text:span></text:span><text:span text:style-name="Strong_20_Emphasis"><text:span text:style-name="T75">g,</text:span></text:span><text:span text:style-name="Strong_20_Emphasis"><text:span text:style-name="T73"> </text:span></text:span><text:span text:style-name="Strong_20_Emphasis"><text:span text:style-name="T76">kies de gewenste schijf, </text:span></text:span><text:span text:style-name="Strong_20_Emphasis"><text:span text:style-name="T75">en </text:span></text:span><text:span text:style-name="Strong_20_Emphasis"><text:span text:style-name="T167">k</text:span></text:span><text:span text:style-name="Strong_20_Emphasis"><text:span text:style-name="T168">lik op </text:span></text:span><text:span text:style-name="Strong_20_Emphasis"><text:span text:style-name="T191">I</text:span></text:span><text:span text:style-name="Strong_20_Emphasis"><text:span text:style-name="T192">nstalle</text:span></text:span><text:span text:style-name="Strong_20_Emphasis"><text:span text:style-name="T191">e</text:span></text:span><text:span text:style-name="Strong_20_Emphasis"><text:span text:style-name="T192">r </text:span></text:span><text:span text:style-name="Strong_20_Emphasis"><text:span text:style-name="T191">nu</text:span></text:span><text:span text:style-name="Strong_20_Emphasis"><text:span text:style-name="T168">.</text:span></text:span></text:p>
          </table:table-cell>
        </table:table-row>
        <table:table-row table:style-name="TableLine93884894044208">
          <table:table-cell table:style-name="_32_._5f_Installatie_5f_uitvoeren.A1" office:value-type="string">
            <text:p text:style-name="P67"><text:span text:style-name="Strong_20_Emphasis"><text:span text:style-name="T371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69">O</text:span></text:span><text:span text:style-name="Strong_20_Emphasis"><text:span text:style-name="T70">p het scherm </text:span></text:span><text:span text:style-name="Strong_20_Emphasis"><text:span text:style-name="T194">Wilt u deze aanpassingen wegschrijven naar de schijven? </text:span></text:span><text:span text:style-name="Strong_20_Emphasis"><text:span text:style-name="T77">controleer de </text:span></text:span><text:span text:style-name="Strong_20_Emphasis"><text:span text:style-name="T78">partities</text:span></text:span><text:span text:style-name="Strong_20_Emphasis"><text:span text:style-name="T77"> </text:span></text:span><text:span text:style-name="Strong_20_Emphasis"><text:span text:style-name="T79">die </text:span></text:span><text:span text:style-name="Strong_20_Emphasis"><text:span text:style-name="T80">geformatteerd</text:span></text:span><text:span text:style-name="Strong_20_Emphasis"><text:span text:style-name="T79"> worden </text:span></text:span><text:span text:style-name="Strong_20_Emphasis"><text:span text:style-name="T77">en </text:span></text:span><text:span text:style-name="Strong_20_Emphasis"><text:span text:style-name="T69">klik </text:span></text:span><text:span text:style-name="Strong_20_Emphasis"><text:span text:style-name="T71">op </text:span></text:span><text:span text:style-name="Strong_20_Emphasis"><text:span text:style-name="T188">Verder</text:span></text:span><text:span text:style-name="Strong_20_Emphasis"><text:span text:style-name="T71">.</text:span></text:span></text:p>
          </table:table-cell>
        </table:table-row>
        <table:table-row table:style-name="TableLine93884894044496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3884894044784">
          <table:table-cell table:style-name="_32_._5f_Installatie_5f_uitvoeren.A1" office:value-type="string">
            <text:p text:style-name="P51"><text:span text:style-name="Strong_20_Emphasis"><text:span text:style-name="T371"><text:s/></text:span></text:span><text:span text:style-name="T102"><draw:control text:anchor-type="as-char" draw:z-index="4" draw:name="Vorm19" draw:style-name="gr1" draw:text-style-name="P93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01">O</text:span></text:span><text:span text:style-name="Strong_20_Emphasis"><text:span text:style-name="T302">p </text:span></text:span><text:span text:style-name="Strong_20_Emphasis"><text:span text:style-name="T303">het </text:span></text:span><text:span text:style-name="Strong_20_Emphasis"><text:span text:style-name="T304">scherm </text:span></text:span><text:span text:style-name="Strong_20_Emphasis"><text:span text:style-name="T315">Waar bevindt u zich?</text:span></text:span><text:span text:style-name="Strong_20_Emphasis"><text:span text:style-name="T304"> </text:span></text:span><text:span text:style-name="Strong_20_Emphasis"><text:span text:style-name="T305">controleer </text:span></text:span><text:span text:style-name="Strong_20_Emphasis"><text:span text:style-name="T306">de </text:span></text:span><text:span text:style-name="Strong_20_Emphasis"><text:span text:style-name="T305">locatie en </text:span></text:span><text:span text:style-name="Strong_20_Emphasis"><text:span text:style-name="T301">klik </text:span></text:span><text:span text:style-name="Strong_20_Emphasis"><text:span text:style-name="T304">op </text:span></text:span><text:span text:style-name="Strong_20_Emphasis"><text:span text:style-name="T315">Verder</text:span></text:span><text:span text:style-name="Strong_20_Emphasis"><text:span text:style-name="T304">.</text:span></text:span></text:p>
          </table:table-cell>
        </table:table-row>
        <table:table-row table:style-name="TableLine93884894045072">
          <table:table-cell table:style-name="_32_._5f_Installatie_5f_uitvoeren.A1" office:value-type="string">
            <text:p text:style-name="P51"><text:span text:style-name="Strong_20_Emphasis"><text:span text:style-name="T371"/></text:span></text:p>
          </table:table-cell>
          <table:table-cell table:style-name="_32_._5f_Installatie_5f_uitvoeren.A1" office:value-type="string">
            <text:p text:style-name="P7"><text:span text:style-name="T316">Op </text:span><text:span text:style-name="T317">het </text:span><text:span text:style-name="T315">scherm </text:span><text:span text:style-name="Strong_20_Emphasis"><text:span text:style-name="T315">Wie bent u?</text:span></text:span><text:span text:style-name="T315"> </text:span><text:span text:style-name="T316">vul </text:span><text:span text:style-name="T318">in </text:span><text:span text:style-name="Strong_20_Emphasis"><text:span text:style-name="T319">Uw n</text:span></text:span><text:span text:style-name="Strong_20_Emphasis"><text:span text:style-name="T320">aam</text:span></text:span><text:span text:style-name="Strong_20_Emphasis"><text:span text:style-name="T307"> </text:span></text:span><text:span text:style-name="Definition"><text:span text:style-name="T373">gebruiker</text:span></text:span><text:span text:style-name="Strong_20_Emphasis"><text:span text:style-name="T308">, <text:line-break/></text:span></text:span><text:span text:style-name="Strong_20_Emphasis"><text:span text:style-name="T320">Naam </text:span></text:span><text:span text:style-name="Strong_20_Emphasis"><text:span text:style-name="T319">van uw </text:span></text:span><text:span text:style-name="Strong_20_Emphasis"><text:span text:style-name="T321">computer</text:span></text:span><text:span text:style-name="Definition"><text:span text:style-name="T369"> </text:span></text:span><text:span text:style-name="Definition"><text:span text:style-name="T373">computernaam</text:span></text:span><text:span text:style-name="Strong_20_Emphasis"><text:span text:style-name="T307">,<text:line-break/></text:span></text:span><text:span text:style-name="Strong_20_Emphasis"><text:span text:style-name="T319">Kies een g</text:span></text:span><text:span text:style-name="Strong_20_Emphasis"><text:span text:style-name="T321">ebruikersnaam</text:span></text:span><text:span text:style-name="Strong_20_Emphasis"><text:span text:style-name="T307"> </text:span></text:span><text:span text:style-name="Definition"><text:span text:style-name="T373">gebruikersnaam</text:span></text:span><text:span text:style-name="Strong_20_Emphasis"><text:span text:style-name="T307">,<text:line-break/></text:span></text:span><text:span text:style-name="Strong_20_Emphasis"><text:span text:style-name="T309">g</text:span></text:span><text:span text:style-name="Strong_20_Emphasis"><text:span text:style-name="T298">eef tweemaal een </text:span></text:span><text:span text:style-name="Strong_20_Emphasis"><text:span text:style-name="T313">wachtwoord</text:span></text:span><text:span text:style-name="Strong_20_Emphasis"><text:span text:style-name="T298">,</text:span></text:span><text:span text:style-name="Strong_20_Emphasis"><text:span text:style-name="T310"> </text:span></text:span><text:span text:style-name="Strong_20_Emphasis"><text:span text:style-name="T311">en</text:span></text:span><text:span text:style-name="Strong_20_Emphasis"><text:span text:style-name="T310"> </text:span></text:span><text:span text:style-name="Strong_20_Emphasis"><text:span text:style-name="T312">k</text:span></text:span><text:span text:style-name="Strong_20_Emphasis"><text:span text:style-name="T298">lik op </text:span></text:span><text:span text:style-name="Strong_20_Emphasis"><text:span text:style-name="T313">Verder</text:span></text:span><text:span text:style-name="Strong_20_Emphasis"><text:span text:style-name="T298">.</text:span></text:span></text:p>
          </table:table-cell>
        </table:table-row>
      </table:table>
      <text:p text:style-name="P43"><text:span text:style-name="Strong_20_Emphasis"><text:span text:style-name="T162"/></text:span></text:p>
      <text:list xml:id="list84432675924306" text:continue-numbering="true" text:style-name="L1">
        <text:list-item>
          <text:p text:style-name="P89"><text:span text:style-name="Strong_20_Emphasis"><text:span text:style-name="T195">Installatie </text:span></text:span><text:span text:style-name="Strong_20_Emphasis"><text:span text:style-name="T196">afronden</text:span></text:span></text:p>
        </text:list-item>
      </text:list>
      <text:p text:style-name="P47"><text:span text:style-name="Strong_20_Emphasis"><text:span text:style-name="T8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84893851296">
          <table:table-cell table:style-name="_33_._5f_Installatie_5f_afronden.A1" office:value-type="string">
            <text:p text:style-name="P52"><text:span text:style-name="Strong_20_Emphasis"><text:span text:style-name="T102"><text:s/></text:span></text:span><text:span text:style-name="Strong_20_Emphasis"><text:span text:style-name="T150"><draw:control text:anchor-type="as-char" draw:z-index="5" draw:name="Vorm24" draw:style-name="gr1" draw:text-style-name="P9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81">Aanmelden als </text:span></text:span><text:span text:style-name="Definition"><text:span text:style-name="T366">gebruiker</text:span></text:span><text:span text:style-name="Strong_20_Emphasis"><text:span text:style-name="T81">.</text:span></text:span></text:p>
          </table:table-cell>
        </table:table-row>
        <table:table-row table:style-name="TableLine9388489408811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3"/></text:span></text:p>
          </table:table-cell>
        </table:table-row>
        <table:table-row table:style-name="TableLine93884893955104">
          <table:table-cell table:style-name="_33_._5f_Installatie_5f_afronden.A1" office:value-type="string">
            <text:p text:style-name="P52"><text:span text:style-name="Strong_20_Emphasis"><text:span text:style-name="T102"><text:s/></text:span></text:span><text:span text:style-name="Strong_20_Emphasis"><text:span text:style-name="T150"><draw:control text:anchor-type="as-char" draw:z-index="6" draw:name="Vorm27" draw:style-name="gr1" draw:text-style-name="P9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83">Voeg </text:span></text:span><text:span text:style-name="Strong_20_Emphasis"><text:span text:style-name="T84">eventuele </text:span></text:span><text:span text:style-name="Strong_20_Emphasis"><text:span text:style-name="T85">extra </text:span></text:span><text:span text:style-name="Strong_20_Emphasis"><text:span text:style-name="T185">Standaard</text:span></text:span><text:span text:style-name="Strong_20_Emphasis"><text:span text:style-name="T91"> of </text:span></text:span><text:span text:style-name="Strong_20_Emphasis"><text:span text:style-name="T185">Beheerder</text:span></text:span><text:span text:style-name="Strong_20_Emphasis"><text:span text:style-name="T85"> </text:span></text:span><text:span text:style-name="Definition"><text:span text:style-name="T5">gebruiker</text:span></text:span><text:span text:style-name="Strong_20_Emphasis"><text:span text:style-name="T164">s</text:span></text:span><text:span text:style-name="Strong_20_Emphasis"><text:span text:style-name="T166"> </text:span></text:span><text:span text:style-name="Strong_20_Emphasis"><text:span text:style-name="T165">toe </text:span></text:span><text:span text:style-name="Strong_20_Emphasis"><text:span text:style-name="T103">via </text:span></text:span><text:span text:style-name="Strong_20_Emphasis"><text:span text:style-name="T111">een </text:span></text:span><text:span text:style-name="Strong_20_Emphasis"><text:span text:style-name="T117">druk op de </text:span></text:span><text:span text:style-name="Strong_20_Emphasis"><text:span text:style-name="T114">Super</text:span></text:span><text:span text:style-name="Strong_20_Emphasis"><text:span text:style-name="T117">-toets</text:span></text:span><text:span text:style-name="Strong_20_Emphasis"><text:span text:style-name="T117"><text:note text:id="ftn8" text:note-class="footnote"><text:note-citation>1</text:note-citation><text:note-body><text:p text:style-name="P42"><text:span text:style-name="T252">De </text:span><text:span text:style-name="T253">Super</text:span><text:span text:style-name="T252">-toets is de Windows</text:span><text:span text:style-name="T254">-</text:span><text:span text:style-name="T255">toets</text:span><text:span text:style-name="T252">, </text:span><text:span text:style-name="T254">C</text:span><text:span text:style-name="T252">ommand-</text:span><text:span text:style-name="T255">toets</text:span><text:span text:style-name="T252">, of </text:span><text:span text:style-name="T254">V</text:span><text:span text:style-name="T252">ergrootglas-toets.</text:span></text:p></text:note-body></text:note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75">geb</text:span></text:span><text:span text:style-name="Strong_20_Emphasis"><text:span text:style-name="T176">r</text:span></text:span><text:span text:style-name="Strong_20_Emphasis"><text:span text:style-name="T117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</text:span></text:span><text:span text:style-name="Strong_20_Emphasis"><text:span text:style-name="T148">achter</text:span></text:span><text:span text:style-name="Strong_20_Emphasis"><text:span text:style-name="T126"> </text:span></text:span><text:span text:style-name="Strong_20_Emphasis"><text:span text:style-name="T189">Instellingen </text:span></text:span><text:span text:style-name="Strong_20_Emphasis"><text:span text:style-name="T127">o</text:span></text:span><text:span text:style-name="Strong_20_Emphasis"><text:span text:style-name="T103">p </text:span></text:span><text:span text:style-name="Strong_20_Emphasis"><text:span text:style-name="T190">Gebruikers</text:span></text:span><text:span text:style-name="Strong_20_Emphasis"><text:span text:style-name="T128">.</text:span></text:span></text:p>
          </table:table-cell>
        </table:table-row>
        <table:table-row table:style-name="TableLine9388489416817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6"><text:span text:style-name="Strong_20_Emphasis"><text:span text:style-name="T156">Klik</text:span></text:span><text:span text:style-name="Strong_20_Emphasis"><text:span text:style-name="T170"> </text:span></text:span><text:span text:style-name="Strong_20_Emphasis"><text:span text:style-name="T129">op </text:span></text:span><text:span text:style-name="Strong_20_Emphasis"><text:span text:style-name="T177">Ontgrendelen</text:span></text:span><text:span text:style-name="Strong_20_Emphasis"><text:span text:style-name="T129"> </text:span></text:span><text:span text:style-name="Strong_20_Emphasis"><text:span text:style-name="T130">en daarna op </text:span></text:span><text:span text:style-name="Strong_20_Emphasis"><text:span text:style-name="T202">Gebruik</text:span></text:span><text:span text:style-name="Strong_20_Emphasis"><text:span text:style-name="T203">er</text:span></text:span><text:span text:style-name="Strong_20_Emphasis"><text:span text:style-name="T202"> toevoegen</text:span></text:span><text:span text:style-name="Strong_20_Emphasis"><text:span text:style-name="T130">.</text:span></text:span></text:p>
          </table:table-cell>
        </table:table-row>
        <table:table-row table:style-name="TableLine93884894168464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2"/>
          </table:table-cell>
        </table:table-row>
        <table:table-row table:style-name="TableLine93884894168752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50"><draw:control text:anchor-type="as-char" draw:z-index="13" draw:name="Vorm4_1" draw:style-name="gr1" draw:text-style-name="P9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02">Installeer </text:span></text:span><text:span text:style-name="Strong_20_Emphasis"><text:span text:style-name="T146">pakket kz</text:span></text:span><text:span text:style-name="Strong_20_Emphasis"><text:span text:style-name="T146"><text:note text:id="ftn9" text:note-class="footnote"><text:note-citation>2</text:note-citation><text:note-body><text:p text:style-name="P82"><text:span text:style-name="T384">Debian-p</text:span>akket kz plaatst documenten en scripts van Karel Zimmer <text:span text:style-name="T383">(zie </text:span><text:a xlink:type="simple" xlink:href="https://karelzimmer.nl/" text:style-name="Internet_20_link" text:visited-style-name="Visited_20_Internet_20_Link"><text:span text:style-name="Strong_20_Emphasis"><text:span text:style-name="T352">karelzimmer.nl</text:span></text:span></text:a><text:span text:style-name="Strong_20_Emphasis"><text:span text:style-name="T33">) </text:span></text:span>voor het installeren en beheren van Ubuntu.</text:p></text:note-body></text:note></text:span></text:span><text:span text:style-name="Strong_20_Emphasis"><text:span text:style-name="T103"> </text:span></text:span><text:span text:style-name="Strong_20_Emphasis"><text:span text:style-name="T147">via </text:span></text:span><text:span text:style-name="Strong_20_Emphasis"><text:span text:style-name="T111">een </text:span></text:span><text:span text:style-name="Strong_20_Emphasis"><text:span text:style-name="T131">druk</text:span></text:span><text:span text:style-name="Strong_20_Emphasis"><text:span text:style-name="T111"> op</text:span></text:span><text:span text:style-name="Strong_20_Emphasis"><text:span text:style-name="T132"> de </text:span></text:span><text:span text:style-name="Strong_20_Emphasis"><text:span text:style-name="T114">Super</text:span></text:span><text:span text:style-name="Strong_20_Emphasis"><text:span text:style-name="T132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80">ter</text:span></text:span><text:span text:style-name="Strong_20_Emphasis"><text:span text:style-name="T181">m</text:span></text:span><text:span text:style-name="Strong_20_Emphasis"><text:span text:style-name="T105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 </text:span></text:span><text:span text:style-name="Strong_20_Emphasis"><text:span text:style-name="T182">Terminalvenster</text:span></text:span><text:span text:style-name="Strong_20_Emphasis"><text:span text:style-name="T105">.</text:span></text:span></text:p>
          </table:table-cell>
        </table:table-row>
        <table:table-row table:style-name="TableLine93884894169040">
          <table:table-cell table:style-name="_33_._5f_Installatie_5f_afronden.A1" office:value-type="string">
            <text:p text:style-name="P54"><text:span text:style-name="Strong_20_Emphasis"><text:span text:style-name="T102"/></text:span></text:p>
          </table:table-cell>
          <table:table-cell table:style-name="_33_._5f_Installatie_5f_afronden.A1" office:value-type="string">
            <text:p text:style-name="P59"><text:span text:style-name="T374">Typ</text:span><text:span text:style-name="Strong_20_Emphasis"><text:span text:style-name="T106">, of </text:span></text:span><text:span text:style-name="Strong_20_Emphasis"><text:span text:style-name="T105">kopieer en plak, de</text:span></text:span><text:span text:style-name="Strong_20_Emphasis"><text:span text:style-name="T133">z</text:span></text:span><text:span text:style-name="Strong_20_Emphasis"><text:span text:style-name="T105">e </text:span></text:span><text:span text:style-name="Strong_20_Emphasis"><text:span text:style-name="T108">twee </text:span></text:span><text:span text:style-name="Strong_20_Emphasis"><text:span text:style-name="T105">opdrachten, ieder gevolgd door de </text:span></text:span><text:span text:style-name="Strong_20_Emphasis"><text:span text:style-name="T104">Enter</text:span></text:span><text:span text:style-name="Strong_20_Emphasis"><text:span text:style-name="T103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3884894169328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70"><text:span text:style-name="T371">V</text:span><text:span text:style-name="Strong_20_Emphasis"><text:span text:style-name="T109">olg </text:span></text:span><text:span text:style-name="Strong_20_Emphasis"><text:span text:style-name="T110">de aanwijzingen op het scherm.</text:span></text:span></text:p>
          </table:table-cell>
        </table:table-row>
        <table:table-row table:style-name="TableLine93884894169616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884894169904">
          <table:table-cell table:style-name="_33_._5f_Installatie_5f_afronden.A1" office:value-type="string">
            <text:p text:style-name="P52"><text:span text:style-name="Strong_20_Emphasis"><text:span text:style-name="T102"><text:s/></text:span></text:span><text:span text:style-name="Strong_20_Emphasis"><text:span text:style-name="T150"><draw:control text:anchor-type="as-char" draw:z-index="7" draw:name="Vorm37" draw:style-name="gr1" draw:text-style-name="P93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134">Rond de</text:span></text:span><text:span text:style-name="Strong_20_Emphasis"><text:span text:style-name="T135"> installatie </text:span></text:span><text:span text:style-name="Strong_20_Emphasis"><text:span text:style-name="T134">af</text:span></text:span><text:span text:style-name="Strong_20_Emphasis"><text:span text:style-name="T134"><text:note text:id="ftn10" text:note-class="footnote"><text:note-citation>3</text:note-citation><text:note-body><text:p text:style-name="Footnote">De installatie kan <text:span text:style-name="T381">ge</text:span>controle<text:span text:style-name="T381">e</text:span>r<text:span text:style-name="T381">d worden </text:span>op volledigheid met <text:span text:style-name="T382">bestand</text:span> <text:span text:style-name="T378">Persoonlijke map / kz / Apps</text:span>.</text:p></text:note-body></text:note></text:span></text:span><text:span text:style-name="Strong_20_Emphasis"><text:span text:style-name="T134"> </text:span></text:span><text:span text:style-name="Strong_20_Emphasis"><text:span text:style-name="T103">via </text:span></text:span><text:span text:style-name="Strong_20_Emphasis"><text:span text:style-name="T136">een</text:span></text:span><text:span text:style-name="Strong_20_Emphasis"><text:span text:style-name="T137"> druk</text:span></text:span><text:span text:style-name="Strong_20_Emphasis"><text:span text:style-name="T136"> op</text:span></text:span><text:span text:style-name="Strong_20_Emphasis"><text:span text:style-name="T132"> de </text:span></text:span><text:span text:style-name="Strong_20_Emphasis"><text:span text:style-name="T114">Super</text:span></text:span><text:span text:style-name="Strong_20_Emphasis"><text:span text:style-name="T132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78">men</text:span></text:span><text:span text:style-name="Strong_20_Emphasis"><text:span text:style-name="T174">u</text:span></text:span><text:span text:style-name="Strong_20_Emphasis"><text:span text:style-name="T117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 </text:span></text:span><text:span text:style-name="Strong_20_Emphasis"><text:span text:style-name="T197">Installatiem</text:span></text:span><text:span text:style-name="Strong_20_Emphasis"><text:span text:style-name="T198">enu</text:span></text:span><text:span text:style-name="Strong_20_Emphasis"><text:span text:style-name="T117">.</text:span></text:span></text:p>
          </table:table-cell>
        </table:table-row>
        <table:table-row table:style-name="TableLine93884894170192">
          <table:table-cell table:style-name="_33_._5f_Installatie_5f_afronden.A1" office:value-type="string">
            <text:p text:style-name="P52"><text:span text:style-name="Strong_20_Emphasis"><text:span text:style-name="T102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38">K</text:span></text:span><text:span text:style-name="Strong_20_Emphasis"><text:span text:style-name="T121">ie</text:span></text:span><text:span text:style-name="Strong_20_Emphasis"><text:span text:style-name="T122">s </text:span></text:span><text:span text:style-name="Strong_20_Emphasis"><text:span text:style-name="T204">3</text:span></text:span><text:span text:style-name="Strong_20_Emphasis"><text:span text:style-name="T171"> </text:span></text:span><text:span text:style-name="Strong_20_Emphasis"><text:span text:style-name="T205">Installatie</text:span></text:span><text:span text:style-name="Strong_20_Emphasis"><text:span text:style-name="T206"> </text:span></text:span><text:span text:style-name="Strong_20_Emphasis"><text:span text:style-name="T207">afronden</text:span></text:span><text:span text:style-name="Strong_20_Emphasis"><text:span text:style-name="T138"> </text:span></text:span><text:span text:style-name="Strong_20_Emphasis"><text:span text:style-name="T123">en </text:span></text:span><text:span text:style-name="Strong_20_Emphasis"><text:span text:style-name="T139">v</text:span></text:span><text:span text:style-name="Strong_20_Emphasis"><text:span text:style-name="T110">olg de aanwijzingen op het scherm.</text:span></text:span></text:p>
          </table:table-cell>
        </table:table-row>
      </table:table>
      <text:p text:style-name="P47"><text:span text:style-name="Strong_20_Emphasis"><text:span text:style-name="T81"><text:tab/></text:span></text:span></text:p>
      <text:p text:style-name="P48"><text:span text:style-name="Strong_20_Emphasis"><text:span text:style-name="T123"/></text:span></text:p>
      <text:p text:style-name="P49"><text:span text:style-name="Strong_20_Emphasis"><text:span text:style-name="T110"/></text:span></text:p>
      <text:list xml:id="list84433322970591" text:continue-numbering="true" text:style-name="L1">
        <text:list-item>
          <text:p text:style-name="P92"><text:span text:style-name="Strong_20_Emphasis"><text:span text:style-name="T361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3884894170480">
          <table:table-cell table:style-name="Tabel2.A1" office:value-type="string">
            <text:p text:style-name="P60"><text:span text:style-name="Strong_20_Emphasis"><text:span text:style-name="T102"><text:s/></text:span></text:span><text:span text:style-name="Strong_20_Emphasis"><text:span text:style-name="T150"><draw:control text:anchor-type="as-char" draw:z-index="14" draw:name="Vorm40_0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21"><text:span text:style-name="Strong_20_Emphasis"><text:span text:style-name="T81">Aanmelden als </text:span></text:span><text:span text:style-name="Definition"><text:span text:style-name="T366">gebruiker</text:span></text:span><text:span text:style-name="Strong_20_Emphasis"><text:span text:style-name="T140"><text:note text:id="ftn11" text:note-class="footnote"><text:note-citation>1</text:note-citation><text:note-body><text:p text:style-name="P75"><text:span text:style-name="User_20_Entry"><text:span text:style-name="T230">E</text:span></text:span><text:span text:style-name="User_20_Entry"><text:span text:style-name="T231">ventuele extra </text:span></text:span><text:span text:style-name="User_20_Entry"><text:span text:style-name="T232">gebruiker</text:span></text:span><text:span text:style-name="User_20_Entry"><text:span text:style-name="T231">s aanmelden en dezelfde stappen uitvoeren.</text:span></text:span></text:p></text:note-body></text:note></text:span></text:span><text:span text:style-name="Strong_20_Emphasis"><text:span text:style-name="T81">.</text:span></text:span></text:p>
          </table:table-cell>
        </table:table-row>
        <table:table-row table:style-name="TableLine93884894063968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4"/>
          </table:table-cell>
        </table:table-row>
        <table:table-row table:style-name="TableLine93884894058752">
          <table:table-cell table:style-name="Tabel2.A1" office:value-type="string">
            <text:p text:style-name="P68"><text:span text:style-name="Strong_20_Emphasis"><text:span text:style-name="T102"><text:s/></text:span></text:span><text:span text:style-name="Strong_20_Emphasis"><text:span text:style-name="T150"><draw:control text:anchor-type="as-char" draw:z-index="16" draw:name="Vorm40_2" draw:style-name="gr1" draw:text-style-name="P93" svg:width="0.35cm" svg:height="0.35cm" draw:control="control17"/></text:span></text:span></text:p>
          </table:table-cell>
          <table:table-cell table:style-name="Tabel2.A1" office:value-type="string">
            <text:p text:style-name="P20"><text:span text:style-name="Strong_20_Emphasis"><text:span text:style-name="T141">R</text:span></text:span><text:span text:style-name="Strong_20_Emphasis"><text:span text:style-name="T142">icht </text:span></text:span><text:span text:style-name="Strong_20_Emphasis"><text:span text:style-name="T143">de </text:span></text:span><text:span text:style-name="Definition"><text:span text:style-name="T6">gebruiker</text:span></text:span><text:span text:style-name="Strong_20_Emphasis"><text:span text:style-name="T142"> </text:span></text:span><text:span text:style-name="Strong_20_Emphasis"><text:span text:style-name="T144">in </text:span></text:span><text:span text:style-name="Strong_20_Emphasis"><text:span text:style-name="T103">via </text:span></text:span><text:span text:style-name="Strong_20_Emphasis"><text:span text:style-name="T136">een</text:span></text:span><text:span text:style-name="Strong_20_Emphasis"><text:span text:style-name="T137"> druk</text:span></text:span><text:span text:style-name="Strong_20_Emphasis"><text:span text:style-name="T136"> op</text:span></text:span><text:span text:style-name="Strong_20_Emphasis"><text:span text:style-name="T132"> de </text:span></text:span><text:span text:style-name="Strong_20_Emphasis"><text:span text:style-name="T114">Super</text:span></text:span><text:span text:style-name="Strong_20_Emphasis"><text:span text:style-name="T132">-toets</text:span></text:span><text:span text:style-name="Strong_20_Emphasis"><text:span text:style-name="T52"><text:note text:id="ftn12" text:note-class="footnote"><text:note-citation>2</text:note-citation><text:note-body><text:p text:style-name="P73"><text:span text:style-name="T239">D</text:span>e <text:span text:style-name="T355">Super</text:span>-toets <text:span text:style-name="T239">is </text:span>de Windows<text:span text:style-name="T358">-</text:span><text:span text:style-name="T354">toets</text:span>, <text:span text:style-name="T358">C</text:span>ommand-<text:span text:style-name="T354">toets</text:span>, of <text:span text:style-name="T358">V</text:span>ergrootglas-toets.</text:p></text:note-body></text:note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78">men</text:span></text:span><text:span text:style-name="Strong_20_Emphasis"><text:span text:style-name="T174">u</text:span></text:span><text:span text:style-name="Strong_20_Emphasis"><text:span text:style-name="T117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 </text:span></text:span><text:span text:style-name="Strong_20_Emphasis"><text:span text:style-name="T197">Installatiem</text:span></text:span><text:span text:style-name="Strong_20_Emphasis"><text:span text:style-name="T198">enu</text:span></text:span><text:span text:style-name="Strong_20_Emphasis"><text:span text:style-name="T117">.</text:span></text:span></text:p>
          </table:table-cell>
        </table:table-row>
        <table:table-row table:style-name="TableLine93884894057328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38">K</text:span></text:span><text:span text:style-name="Strong_20_Emphasis"><text:span text:style-name="T121">ie</text:span></text:span><text:span text:style-name="Strong_20_Emphasis"><text:span text:style-name="T122">s </text:span></text:span><text:span text:style-name="Strong_20_Emphasis"><text:span text:style-name="T204">4 </text:span></text:span><text:span text:style-name="Strong_20_Emphasis"><text:span text:style-name="T179">Gebruiker inrichten</text:span></text:span><text:span text:style-name="Strong_20_Emphasis"><text:span text:style-name="T138"> </text:span></text:span><text:span text:style-name="Strong_20_Emphasis"><text:span text:style-name="T123">en </text:span></text:span><text:span text:style-name="Strong_20_Emphasis"><text:span text:style-name="T139">v</text:span></text:span><text:span text:style-name="Strong_20_Emphasis"><text:span text:style-name="T110">olg de aanwijzingen op het scherm</text:span></text:span><text:span text:style-name="Strong_20_Emphasis"><text:span text:style-name="T172">.</text:span></text:span></text:p>
          </table:table-cell>
        </table:table-row>
      </table:table>
      <text:p text:style-name="P18"><text:span text:style-name="Strong_20_Emphasis"><text:span text:style-name="T145"/></text:span></text:p>
      <text:p text:style-name="P37"/>
      <text:p text:style-name="P37"/>
      <text:p text:style-name="P39"><text:span text:style-name="T247">E</text:span><text:span text:style-name="T248">inde c</text:span><text:span text:style-name="T249">hecklist, </text:span><text:span text:style-name="T250">d</text:span><text:span text:style-name="T249">e installatie van </text:span><text:span text:style-name="T249"><text:reference-ref text:reference-format="text" text:ref-name="Distributie">Ubuntu</text:reference-ref></text:span><text:span text:style-name="T249"><text:s/></text:span><text:span text:style-name="T251"><text:reference-ref text:reference-format="text" text:ref-name="Versie">22.04</text:reference-ref></text:span><text:span text:style-name="Strong_20_Emphasis"><text:span text:style-name="T272"><text:s/></text:span></text:span><text:span text:style-name="Strong_20_Emphasis"><text:span text:style-name="T273">LTS</text:span></text:span><text:span text:style-name="T51"> </text:span><text:span text:style-name="T249"><text:reference-ref text:reference-format="text" text:ref-name="Editie">Desktop</text:reference-ref></text:span><text:span text:style-name="T249"><text:s/>is voltooid.</text:span></text:p>
      <text:p text:style-name="P16"/>
      <text:p text:style-name="P6"><text:span text:style-name="T158">Geschreven</text:span><text:span text:style-name="T86"> door Karel Zimmer &lt;</text:span><text:a xlink:type="simple" xlink:href="mailto:info@karelzimmer.nl" text:style-name="Internet_20_link" text:visited-style-name="Visited_20_Internet_20_Link"><text:span text:style-name="T371">info@karelzimmer.nl</text:span></text:a><text:span text:style-name="T86">&gt;</text:span><text:span text:style-name="T8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22T08:44:32.253208444">22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22T08:44:32.129022758</dc:date>
    <meta:keyword>Installatie</meta:keyword>
    <meta:keyword>Checklist</meta:keyword>
    <meta:keyword>Linux</meta:keyword>
    <meta:editing-cycles>6502</meta:editing-cycles>
    <meta:editing-duration>P11DT12H23M56S</meta:editing-duration>
    <meta:print-date>2021-03-23T20:07:57.967210640</meta:print-date>
    <dc:creator>Karel Zimmer</dc:creator>
    <meta:document-statistic meta:table-count="4" meta:image-count="0" meta:object-count="0" meta:page-count="4" meta:paragraph-count="77" meta:word-count="732" meta:character-count="5072" meta:non-whitespace-character-count="4366"/>
    <meta:user-defined meta:name="Info 1"/>
    <meta:user-defined meta:name="Info 2"/>
    <meta:user-defined meta:name="Info 3"/>
    <meta:user-defined meta:name="Info 4"/>
  </office:meta>
</office:document-meta>
</file>